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dcc7" officeooo:paragraph-rsid="001edcc7"/>
    </style:style>
    <style:style style:name="P2" style:family="paragraph" style:parent-style-name="Standard">
      <style:paragraph-properties fo:break-before="page"/>
      <style:text-properties officeooo:rsid="001edcc7" officeooo:paragraph-rsid="001fbdbd"/>
    </style:style>
    <style:style style:name="P3" style:family="paragraph" style:parent-style-name="Standard" style:master-page-name="Landscape">
      <style:paragraph-properties style:page-number="auto" fo:break-before="page"/>
      <style:text-properties officeooo:rsid="001edcc7" officeooo:paragraph-rsid="0022dee5"/>
    </style:style>
    <style:style style:name="P4" style:family="paragraph" style:parent-style-name="Standard" style:master-page-name="Standard">
      <style:paragraph-properties style:page-number="auto" fo:break-before="page"/>
      <style:text-properties officeooo:rsid="001edcc7" officeooo:paragraph-rsid="00258106"/>
    </style:style>
    <style:style style:name="T1" style:family="text">
      <style:text-properties officeooo:rsid="001fbdbd"/>
    </style:style>
    <style:style style:name="T2" style:family="text">
      <style:text-properties officeooo:rsid="00216eb5"/>
    </style:style>
    <style:style style:name="T3" style:family="text">
      <style:text-properties officeooo:rsid="0022dee5"/>
    </style:style>
    <style:style style:name="T4" style:family="text">
      <style:text-properties officeooo:rsid="002581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rtrait <text:span text:style-name="T1">1</text:span></text:p>
      <text:p text:style-name="P2">Portrait <text:span text:style-name="T1">2</text:span></text:p>
      <text:p text:style-name="P3">Landscape <text:span text:style-name="T2">1</text:span></text:p>
      <text:p text:style-name="P4">Portrait <text:span text:style-name="T4">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9T17:50:29.875876356</meta:creation-date>
    <dc:date>2021-04-09T18:17:40.396299170</dc:date>
    <meta:editing-duration>PT9M40S</meta:editing-duration>
    <meta:editing-cycles>7</meta:editing-cycles>
    <meta:generator>LibreOffice/7.0.3.1$Linux_X86_64 LibreOffice_project/00$Build-1</meta:generator>
    <meta:document-statistic meta:table-count="0" meta:image-count="0" meta:object-count="0" meta:page-count="4" meta:paragraph-count="4" meta:word-count="8" meta:character-count="41" meta:non-whitespace-character-count="37"/>
  </office:meta>
</office:document-meta>
</file>